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svg:stroke-color="#000000"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5.969cm" svg:x="3.032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1.27cm" svg:x="4.556cm" svg:y="4.175cm">
          <text:p text:style-name="P1">Lá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1.27cm" svg:x="11.287cm" svg:y="4.175cm">
          <text:p text:style-name="P1">Sparnað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4.478cm" svg:height="1.143cm" svg:x="3.032cm" svg:y="1cm">
          <text:p text:style-name="P1">Sparnaður eða lán?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889cm" svg:x="16.367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6.875cm" svg:y1="1.381cm" svg:x2="16.621cm" svg:y2="1.762cm">
          <text:p/>
        </draw:line>
        <draw:line draw:style-name="gr5" draw:text-style-name="P1" draw:layer="layout" svg:x1="16.494cm" svg:y1="1.254cm" svg:x2="17.002cm" svg:y2="1.889cm">
          <text:p/>
        </draw:line>
        <draw:custom-shape draw:style-name="gr1" draw:text-style-name="P1" draw:layer="layout" svg:width="14.478cm" svg:height="8.89cm" svg:x="3.159cm" svg:y="8.4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478cm" svg:height="1.27cm" svg:x="3.159cm" svg:y="8.493cm">
          <text:p text:style-name="P1">Sparnaðu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0.889cm" svg:x="16.621cm" svg:y="8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7.256cm" svg:y1="9.001cm" svg:x2="16.875cm" svg:y2="9.382cm">
          <text:p/>
        </draw:line>
        <draw:line draw:style-name="gr5" draw:text-style-name="P1" draw:layer="layout" svg:x1="16.748cm" svg:y1="8.874cm" svg:x2="17.256cm" svg:y2="9.382cm">
          <text:p/>
        </draw:line>
        <draw:frame draw:style-name="gr7" draw:layer="layout" svg:width="3.175cm" svg:height="1.016cm" svg:x="4.302cm" svg:y="10.906cm">
          <draw:text-box>
            <text:p>Takmark</text:p>
          </draw:text-box>
        </draw:frame>
        <draw:custom-shape draw:style-name="gr2" draw:text-style-name="P1" draw:layer="layout" svg:width="8.89cm" svg:height="1.016cm" svg:x="7.223cm" svg:y="10.906cm">
          <text:p text:style-name="P1"><text:s text:c="44"/>k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097cm" svg:y1="10.906cm" svg:x2="15.097cm" svg:y2="11.922cm">
          <text:p/>
        </draw:line>
        <draw:frame draw:style-name="gr8" draw:layer="layout" svg:width="2.576cm" svg:height="0.962cm" svg:x="4.302cm" svg:y="12.484cm">
          <draw:text-box>
            <text:p>Inneign</text:p>
          </draw:text-box>
        </draw:frame>
        <draw:custom-shape draw:style-name="gr2" draw:text-style-name="P1" draw:layer="layout" svg:width="8.89cm" svg:height="1.016cm" svg:x="7.223cm" svg:y="12.43cm">
          <text:p text:style-name="P1"><text:s text:c="44"/>k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097cm" svg:y1="12.43cm" svg:x2="15.097cm" svg:y2="13.446cm">
          <text:p/>
        </draw:line>
        <draw:frame draw:style-name="gr9" draw:layer="layout" svg:width="1.738cm" svg:height="1.089cm" svg:x="5.104cm" svg:y="14.008cm">
          <draw:text-box>
            <text:p>Tími</text:p>
          </draw:text-box>
        </draw:frame>
        <draw:custom-shape draw:style-name="gr2" draw:text-style-name="P1" draw:layer="layout" svg:width="8.89cm" svg:height="1.016cm" svg:x="7.223cm" svg:y="13.954cm">
          <text:p text:style-name="P1"><text:s text:c="43"/>mm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716cm" svg:y1="13.954cm" svg:x2="14.716cm" svg:y2="14.97cm">
          <text:p/>
        </draw:line>
        <draw:custom-shape draw:style-name="gr2" draw:text-style-name="P1" draw:layer="layout" svg:width="2.921cm" svg:height="0.762cm" svg:x="14.335cm" svg:y="16.24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0.762cm" svg:x="3.921cm" svg:y="16.113cm">
          <text:p text:style-name="P1">bac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8cm" svg:height="10.428cm" svg:x="3.159cm" svg:y="18.2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4.478cm" svg:height="1.27cm" svg:x="3.159cm" svg:y="18.145cm">
          <text:p text:style-name="P1">Lá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1.143cm" svg:x="16.621cm" svg:y="18.271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line draw:style-name="gr5" draw:text-style-name="P1" draw:layer="layout" svg:x1="17.129cm" svg:y1="18.653cm" svg:x2="17.002cm" svg:y2="19.288cm">
          <text:p/>
        </draw:line>
        <draw:line draw:style-name="gr5" draw:text-style-name="P1" draw:layer="layout" svg:x1="16.748cm" svg:y1="18.526cm" svg:x2="17.256cm" svg:y2="19.034cm">
          <text:p/>
        </draw:line>
        <draw:frame draw:style-name="gr7" draw:layer="layout" svg:width="3.175cm" svg:height="1.016cm" svg:x="3.921cm" svg:y="20.05cm">
          <draw:text-box>
            <text:p>Fjárhæð</text:p>
          </draw:text-box>
        </draw:frame>
        <draw:custom-shape draw:style-name="gr2" draw:text-style-name="P1" draw:layer="layout" svg:width="8.89cm" svg:height="1.016cm" svg:x="7.223cm" svg:y="20.05cm">
          <text:p text:style-name="P1"><text:s text:c="44"/>k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097cm" svg:y1="20.05cm" svg:x2="15.097cm" svg:y2="21.066cm">
          <text:p/>
        </draw:line>
        <draw:frame draw:style-name="gr10" draw:layer="layout" svg:width="3.048cm" svg:height="0.962cm" svg:x="3.921cm" svg:y="26.146cm">
          <draw:text-box>
            <text:p>Lánstími</text:p>
          </draw:text-box>
        </draw:frame>
        <draw:custom-shape draw:style-name="gr2" draw:text-style-name="P1" draw:layer="layout" svg:width="4.064cm" svg:height="1.016cm" svg:x="7.223cm" svg:y="26.146cm">
          <text:p text:style-name="P1"><text:s text:c="15"/>mm</text:p>
          <draw:enhanced-geometry svg:viewBox="0 0 21600 21600" draw:type="rectangle" draw:enhanced-path="M 0 0 L 21600 0 21600 21600 0 21600 0 0 Z N"/>
        </draw:custom-shape>
        <draw:frame draw:style-name="gr9" draw:layer="layout" svg:width="2.085cm" svg:height="1.089cm" svg:x="4.757cm" svg:y="22.898cm">
          <draw:text-box>
            <text:p>Vextir</text:p>
          </draw:text-box>
        </draw:frame>
        <draw:line draw:style-name="gr5" draw:text-style-name="P1" draw:layer="layout" svg:x1="10.525cm" svg:y1="22.844cm" svg:x2="10.525cm" svg:y2="23.86cm">
          <text:p/>
        </draw:line>
        <draw:custom-shape draw:style-name="gr2" draw:text-style-name="P1" draw:layer="layout" svg:width="2.921cm" svg:height="0.762cm" svg:x="14.208cm" svg:y="27.543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0.762cm" svg:x="3.794cm" svg:y="27.543cm">
          <text:p text:style-name="P1">back</text:p>
          <draw:enhanced-geometry svg:viewBox="0 0 21600 21600" draw:type="rectangle" draw:enhanced-path="M 0 0 L 21600 0 21600 21600 0 21600 0 0 Z N"/>
        </draw:custom-shape>
        <draw:frame draw:style-name="gr8" draw:layer="layout" svg:width="3.914cm" svg:height="0.962cm" svg:x="3.69cm" svg:y="21.501cm">
          <draw:text-box>
            <text:p>Tegund láns</text:p>
          </draw:text-box>
        </draw:frame>
        <draw:frame draw:style-name="gr8" draw:layer="layout" svg:width="3.389cm" svg:height="0.962cm" svg:x="9.636cm" svg:y="21.193cm">
          <draw:text-box>
            <text:p>Verðtryggt</text:p>
          </draw:text-box>
        </draw:frame>
        <draw:frame draw:style-name="gr8" draw:layer="layout" svg:width="3.817cm" svg:height="0.962cm" svg:x="9.509cm" svg:y="21.882cm">
          <draw:text-box>
            <text:p>Óverðtryggt</text:p>
          </draw:text-box>
        </draw:frame>
        <draw:custom-shape draw:style-name="gr1" draw:text-style-name="P1" draw:layer="layout" svg:width="0.381cm" svg:height="0.381cm" svg:x="8.874cm" svg:y="21.44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1" draw:text-style-name="P1" draw:layer="layout" svg:width="0.381cm" svg:height="0.508cm" svg:x="8.874cm" svg:y="2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1.016cm" svg:x="7.35cm" svg:y="24.368cm">
          <text:p text:style-name="P1"><text:s text:c="17"/>%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016cm" svg:x="7.35cm" svg:y="22.844cm">
          <text:p text:style-name="P1"><text:s text:c="17"/>%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0.271cm" svg:y1="22.844cm" svg:x2="10.271cm" svg:y2="23.86cm">
          <text:p/>
        </draw:line>
        <draw:line draw:style-name="gr5" draw:text-style-name="P1" draw:layer="layout" svg:x1="10.271cm" svg:y1="24.368cm" svg:x2="10.271cm" svg:y2="25.384cm">
          <text:p/>
        </draw:line>
        <draw:line draw:style-name="gr5" draw:text-style-name="P1" draw:layer="layout" svg:x1="9.763cm" svg:y1="26.146cm" svg:x2="9.763cm" svg:y2="27.289cm">
          <text:p/>
        </draw:line>
        <draw:frame draw:style-name="gr8" draw:layer="layout" svg:width="3.347cm" svg:height="0.962cm" svg:x="3.794cm" svg:y="24.295cm">
          <draw:text-box>
            <text:p>Verðbólg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Ágúst Skarphéðinsson</meta:initial-creator>
    <meta:creation-date>2014-02-07T13:57:44.729962277</meta:creation-date>
    <dc:date>2014-02-07T14:44:04.797777327</dc:date>
    <dc:creator>Ágúst Skarphéðinsson</dc:creator>
    <meta:editing-duration>PT41M36S</meta:editing-duration>
    <meta:editing-cycles>7</meta:editing-cycles>
    <meta:generator>LibreOffice/4.1.3.2$Linux_X86_64 LibreOffice_project/410m0$Build-2</meta:generator>
    <meta:document-statistic meta:object-count="48"/>
  </office:meta>
</office:document-meta>
</file>